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454545" style:font-name="AR PL UKai CN" fo:font-size="12pt" fo:letter-spacing="normal" fo:font-weight="normal" officeooo:rsid="0008814c" officeooo:paragraph-rsid="0008814c" style:font-name-asian="AR PL UKai CN" style:font-size-asian="12pt" style:font-weight-asian="normal" style:font-size-complex="12pt" style:font-weight-complex="normal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454545" style:font-name="AR PL UKai CN" fo:font-size="12pt" fo:letter-spacing="normal" style:font-name-asian="AR PL UKai CN" style:font-size-asian="12pt" style:font-size-complex="12pt" fo:padding="0in" fo:border="none"/>
    </style:style>
    <style:style style:name="P3" style:family="paragraph" style:parent-style-name="Preformatted_20_Text">
      <style:text-properties fo:font-size="12pt" style:font-name-asian="AR PL UKai CN" style:font-size-asian="12pt" style:font-size-complex="12pt"/>
    </style:style>
    <style:style style:name="P4" style:family="paragraph" style:parent-style-name="Preformatted_20_Text">
      <style:text-properties fo:font-size="12pt" fo:font-weight="bold" style:font-name-asian="AR PL UKai CN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rsid="0009ae3e" officeooo:paragraph-rsid="0009ae3e" style:font-name-asian="AR PL UKai CN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normal" style:font-name-asian="AR PL UKai CN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fo:font-size="12pt" fo:font-weight="normal" officeooo:rsid="0008814c" officeooo:paragraph-rsid="0008814c" style:font-name-asian="AR PL UKai CN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fo:font-variant="normal" fo:text-transform="none" fo:color="#2f2f2f" style:font-name="AR PL UKai CN" fo:font-size="12pt" fo:letter-spacing="normal" fo:font-weight="normal" officeooo:rsid="0008814c" officeooo:paragraph-rsid="0008814c" style:font-name-asian="AR PL UKai CN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font-variant="normal" fo:text-transform="none" fo:color="#2f2f2f" style:font-name="AR PL UKai CN" fo:font-size="12pt" fo:letter-spacing="normal" fo:font-weight="normal" officeooo:rsid="0008814c" officeooo:paragraph-rsid="000b7985" style:font-name-asian="AR PL UKai CN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font-variant="normal" fo:text-transform="none" fo:color="#2f2f2f" style:font-name="AR PL UKai CN" fo:font-size="12pt" fo:letter-spacing="normal" fo:font-weight="normal" officeooo:rsid="0008814c" officeooo:paragraph-rsid="000d524d" style:font-name-asian="AR PL UKai CN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font-variant="normal" fo:text-transform="none" fo:color="#2f2f2f" style:font-name="AR PL UKai CN" fo:font-size="12pt" fo:letter-spacing="normal" fo:font-weight="normal" officeooo:rsid="0008814c" officeooo:paragraph-rsid="0012badd" style:font-name-asian="AR PL UKai CN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fo:font-variant="normal" fo:text-transform="none" fo:color="#2f2f2f" style:font-name="AR PL UKai CN" fo:font-size="12pt" fo:letter-spacing="normal" fo:font-weight="bold" officeooo:rsid="0008814c" officeooo:paragraph-rsid="000d524d" style:font-name-asian="AR PL UKai CN" style:font-size-asian="12pt" style:font-weight-asian="bold" style:font-size-complex="12pt" style:font-weight-complex="bold"/>
    </style:style>
    <style:style style:name="T1" style:family="text">
      <style:text-properties style:font-name="apple-system" fo:font-style="normal"/>
    </style:style>
    <style:style style:name="T2" style:family="text">
      <style:text-properties fo:font-style="normal"/>
    </style:style>
    <style:style style:name="T3" style:family="text">
      <style:text-properties fo:font-style="normal" fo:padding="0in" fo:border="none"/>
    </style:style>
    <style:style style:name="T4" style:family="text">
      <style:text-properties fo:font-style="normal" fo:font-weight="normal"/>
    </style:style>
    <style:style style:name="T5" style:family="text">
      <style:text-properties style:font-name-asian="apple-system" style:font-style-asian="normal"/>
    </style:style>
    <style:style style:name="T6" style:family="text">
      <style:text-properties style:font-style-asian="normal"/>
    </style:style>
    <style:style style:name="T7" style:family="text">
      <style:text-properties officeooo:rsid="000b7985" style:font-style-asian="normal"/>
    </style:style>
    <style:style style:name="T8" style:family="text">
      <style:text-properties officeooo:rsid="000d524d" style:font-style-asian="normal"/>
    </style:style>
    <style:style style:name="T9" style:family="text">
      <style:text-properties style:font-style-asian="normal" fo:padding="0in" fo:border="none"/>
    </style:style>
    <style:style style:name="T10" style:family="text">
      <style:text-properties style:font-style-asian="normal" style:font-weight-asian="normal"/>
    </style:style>
    <style:style style:name="T11" style:family="text">
      <style:text-properties officeooo:rsid="000fdcb9" style:font-style-asian="normal" style:font-weight-asian="normal"/>
    </style:style>
    <style:style style:name="T12" style:family="text">
      <style:text-properties officeooo:rsid="0012badd" style:font-style-asian="normal"/>
    </style:style>
    <style:style style:name="T13" style:family="text">
      <style:text-properties style:font-name="Calibri" fo:font-size="13.5pt" fo:font-style="normal"/>
    </style:style>
    <style:style style:name="T14" style:family="text">
      <style:text-properties style:font-name="Calibri" fo:font-size="13.5pt" fo:font-style="normal" fo:padding="0in" fo:border="none"/>
    </style:style>
    <style:style style:name="T15" style:family="text">
      <style:text-properties style:font-name="Calibri" fo:font-size="13.5pt" fo:font-style="normal" fo:font-weight="normal"/>
    </style:style>
    <style:style style:name="T16" style:family="text">
      <style:text-properties fo:font-size="13.5pt" fo:font-style="normal"/>
    </style:style>
    <style:style style:name="T17" style:family="text">
      <style:text-properties fo:font-size="13.5pt" fo:font-style="normal" fo:padding="0in" fo:border="none"/>
    </style:style>
    <style:style style:name="T18" style:family="text">
      <style:text-properties fo:font-size="13.5pt" fo:font-style="normal" fo:font-weight="normal"/>
    </style:style>
    <style:style style:name="T19" style:family="text">
      <style:text-properties fo:padding="0in" fo:border="none"/>
    </style:style>
    <style:style style:name="T20" style:family="text">
      <style:text-properties style:font-name-asian="PingFang SC" style:font-size-asian="13.5pt" style:font-style-asian="normal"/>
    </style:style>
    <style:style style:name="T21" style:family="text">
      <style:text-properties style:font-name-asian="PingFang SC" style:font-size-asian="13.5pt" style:font-style-asian="normal" fo:padding="0in" fo:border="none"/>
    </style:style>
    <style:style style:name="T22" style:family="text">
      <style:text-properties style:font-name-asian="PingFang SC" style:font-size-asian="13.5pt" style:font-style-asian="normal" style:font-weight-asian="normal"/>
    </style:style>
    <style:style style:name="T23" style:family="text">
      <style:text-properties style:font-size-asian="13.5pt" style:font-style-asian="normal"/>
    </style:style>
    <style:style style:name="T24" style:family="text">
      <style:text-properties style:font-size-asian="13.5pt" style:font-style-asian="normal" fo:padding="0in" fo:border="none"/>
    </style:style>
    <style:style style:name="T25" style:family="text">
      <style:text-properties style:font-size-asian="13.5pt" style:font-style-asian="normal" style:font-weight-asian="normal"/>
    </style:style>
    <style:style style:name="T26" style:family="text">
      <style:text-properties officeooo:rsid="000fd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首先注意的是人脸检测和人脸识别不是一个东西，人脸检测关心的是＂这是不是人脸＂，人脸识别关心的是＇这是谁的脸？＇</text:p>
      <text:p text:style-name="P4">第一部分：人脸检测</text:p>
      <text:p text:style-name="P6">概念的了解：haar特征　积分图　分类器级联　adab<text:span text:style-name="T26">oot算法，人脸检测的背后的内容很是庞大而晦涩，故而我们就在于了解概念　熟悉opencv实现人脸检测的流程，会调用api以及熟悉api的参数．</text:span></text:p>
      <text:p text:style-name="P6">人脸检测的方法：</text:p>
      <text:p text:style-name="P7">1 基于人脸几何特征的方法，不使用</text:p>
      <text:p text:style-name="P7">2　基于人脸肤色的检测，可实际应用，但受光照　人种　年龄等影响较大</text:p>
      <text:p text:style-name="P7">3　基于人脸统计理论的检测，即通过构建分类器实现人脸检测．常用的方法有：</text:p>
      <text:p text:style-name="P7"><text:tab/>基于特征空间　基于神经网络　基于支持向量机　基于隐马尔科夫　bootsting</text:p>
      <text:p text:style-name="P7">其中opencv使用的是bootsting的升级版adaboost</text:p>
      <text:p text:style-name="P5">opencv人脸检测的基本流程：</text:p>
      <text:p text:style-name="P8"><text:span text:style-name="T6">判断一张图像是不是人脸，先提取图像的 </text:span><text:span text:style-name="T2">haar-like </text:span><text:span text:style-name="T6">特征值，交给 </text:span><text:span text:style-name="T2">adaboost </text:span><text:span text:style-name="T6">算法，它能判断是不是人脸。</text:span></text:p>
      <text:p text:style-name="P8"><text:span text:style-name="T3">Haar</text:span><text:span text:style-name="T9">分类器</text:span><text:span text:style-name="T19"> </text:span><text:span text:style-name="T3">= Haar-like</text:span><text:span text:style-name="T9">特征</text:span><text:span text:style-name="T19"> </text:span><text:span text:style-name="T3">+ </text:span><text:span text:style-name="T9">积分图方法</text:span><text:span text:style-name="T19"> </text:span><text:span text:style-name="T3">+ AdaBoost +</text:span><text:span text:style-name="T9">级联；</text:span></text:p>
      <text:p text:style-name="P1"><text:span text:style-name="T2">Haar</text:span><text:span text:style-name="T6">分类器算法的要点如下：</text:span></text:p>
      <text:p text:style-name="P2">①<text:span text:style-name="T10">　使用</text:span><text:span text:style-name="T4">Haar-like</text:span><text:span text:style-name="T10">特征做检测。</text:span><text:span text:style-name="T11">主要是提取人脸特征</text:span></text:p>
      <text:p text:style-name="P2">②<text:span text:style-name="T10">　使用积分图（</text:span><text:span text:style-name="T4">Integral Image</text:span><text:span text:style-name="T10">）对</text:span><text:span text:style-name="T4">Haar-like</text:span><text:span text:style-name="T10">特征求值进行加速。</text:span></text:p>
      <text:p text:style-name="P2">③<text:span text:style-name="T10">　使用</text:span><text:span text:style-name="T4">AdaBoost</text:span><text:span text:style-name="T10">算法训练区分人脸和非人脸的强分类器。</text:span></text:p>
      <text:p text:style-name="P2">④<text:span text:style-name="T10">　使用筛选式级联把强分类器级联到一起，提高准确率。</text:span></text:p>
      <text:p text:style-name="P8"><text:span text:style-name="T9"/></text:p>
      <text:p text:style-name="P9"><text:span text:style-name="T6">参考;</text:span><text:a xlink:type="simple" xlink:href="http://houjixin.blog.163.com/blog/static/3562841020134132286463/"><text:span text:style-name="T7">http://houjixin.blog.163.com/blog/static/3562841020134132286463/</text:span></text:a></text:p>
      <text:p text:style-name="P10"><text:span text:style-name="T7"><text:tab/></text:span><text:a xlink:type="simple" xlink:href="http://blog.csdn.net/zouxy09/article/details/7922923"><text:span text:style-name="T8">http://blog.csdn.net/zouxy09/article/details/7922923</text:span></text:a></text:p>
      <text:p text:style-name="P10"/>
      <text:p text:style-name="P12"><text:span text:style-name="T8">第二部分：人脸识别</text:span></text:p>
      <text:p text:style-name="P11"><text:span text:style-name="T8">参考：</text:span><text:span text:style-name="T12">http://blog.csdn.net/xingchenbingbuyu/article/details/5138694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5T08:55:36.770989727</dc:date>
    <meta:generator>LibreOffice/4.2.8.2$Linux_X86_64 LibreOffice_project/420m0$Build-2</meta:generator>
    <meta:editing-duration>PT22H33M1S</meta:editing-duration>
    <meta:editing-cycles>4</meta:editing-cycles>
    <meta:document-statistic meta:table-count="0" meta:image-count="0" meta:object-count="0" meta:page-count="1" meta:paragraph-count="21" meta:word-count="455" meta:character-count="783" meta:non-whitespace-character-count="752"/>
  </office:meta>
</office:document-meta>
</file>